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nifont1" svg:font-family="Unifont"/>
    <style:font-face style:name="DejaVu Sans Mono" svg:font-family="'DejaVu Sans Mono'" style:font-family-generic="modern" style:font-pitch="fixed"/>
    <style:font-face style:name="Unifont2" svg:font-family="Unifont" style:font-family-generic="modern" style:font-pitch="fixed"/>
    <style:font-face style:name="WenQuanYi Micro Hei Mono" svg:font-family="'WenQuanYi Micro Hei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Baekmuk Batang" svg:font-family="'Baekmuk Batang'"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text-properties officeooo:rsid="0014eeff" officeooo:paragraph-rsid="0014eeff"/>
    </style:style>
    <style:style style:name="P2" style:family="paragraph" style:parent-style-name="Text_20_body">
      <style:text-properties officeooo:rsid="0016e16c" officeooo:paragraph-rsid="0017e28a"/>
    </style:style>
    <style:style style:name="P3" style:family="paragraph" style:parent-style-name="Preformatted_20_Text">
      <style:text-properties fo:font-size="9pt" officeooo:rsid="001528d7" officeooo:paragraph-rsid="001528d7" style:font-size-asian="9pt" style:font-size-complex="9pt"/>
    </style:style>
    <style:style style:name="P4" style:family="paragraph" style:parent-style-name="Text_20_body">
      <style:text-properties officeooo:rsid="0017e28a" officeooo:paragraph-rsid="0017e28a"/>
    </style:style>
    <style:style style:name="P5" style:family="paragraph" style:parent-style-name="Heading_20_1">
      <style:text-properties officeooo:rsid="0014eeff" officeooo:paragraph-rsid="0014eeff"/>
    </style:style>
    <style:style style:name="P6" style:family="paragraph" style:parent-style-name="Heading_20_1">
      <style:text-properties officeooo:rsid="001528d7" officeooo:paragraph-rsid="001528d7"/>
    </style:style>
    <style:style style:name="P7" style:family="paragraph" style:parent-style-name="Heading_20_1">
      <style:text-properties officeooo:rsid="001c1baa" officeooo:paragraph-rsid="001c1baa"/>
    </style:style>
    <style:style style:name="P8" style:family="paragraph" style:parent-style-name="Preformatted_20_Text">
      <style:text-properties officeooo:rsid="001c1baa" officeooo:paragraph-rsid="001c1baa"/>
    </style:style>
    <style:style style:name="P9" style:family="paragraph" style:parent-style-name="Preformatted_20_Text">
      <style:text-properties officeooo:rsid="001d9027" officeooo:paragraph-rsid="001d9027"/>
    </style:style>
    <style:style style:name="T1" style:family="text">
      <style:text-properties officeooo:rsid="0017e28a"/>
    </style:style>
    <style:style style:name="T2" style:family="text">
      <style:text-properties officeooo:rsid="001afb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2003p1q5</text:h>
      <text:p text:style-name="Table_20_Contents">(a)</text:p>
      <text:p text:style-name="P1">A lazy list is either nil or an element paired with a function taking a unit value and returning the tail of the list (which itself is a lazy list).</text:p>
      <text:p text:style-name="P3">(* b *)</text:p>
      <text:p text:style-name="P3">datatype 'a lazyList = Nil | Cons of 'a * (unit -&gt; 'a lazyList);</text:p>
      <text:p text:style-name="P3"/>
      <text:p text:style-name="P3">fun lappend (Nil,ys) = ys</text:p>
      <text:p text:style-name="P3"><text:s text:c="2"/>| lappend (Cons (x,xf),ys) = Cons (x,fn () =&gt; lappend (xf(),ys));</text:p>
      <text:p text:style-name="P3">(* If the first list is infinite, the result will be the same as the first list. *)</text:p>
      <text:p text:style-name="P3"/>
      <text:p text:style-name="P3">(* c *)</text:p>
      <text:p text:style-name="P3">fun interleave (Nil,ys) = ys</text:p>
      <text:p text:style-name="P3"><text:s text:c="2"/>| interleave (xs,Nil) = xs</text:p>
      <text:p text:style-name="P3"><text:s text:c="2"/>| interleave (Cons (x,xf),Cons (y,yf)) = Cons (x,fn () =&gt;</text:p>
      <text:p text:style-name="P3"><text:s text:c="43"/>Cons (y,fn () =&gt;</text:p>
      <text:p text:style-name="P3"><text:s text:c="43"/>interleave (xf (),yf ())));</text:p>
      <text:p text:style-name="P3"/>
      <text:p text:style-name="P3">(* d *)</text:p>
      <text:p text:style-name="P3">fun lmap _ Nil = Nil</text:p>
      <text:p text:style-name="P3"><text:s text:c="2"/>| lmap f (Cons (x,xf)) = Cons (f x,fn () =&gt; lmap f (xf ()));</text:p>
      <text:p text:style-name="P3"/>
      <text:p text:style-name="P3">val allBinLists =</text:p>
      <text:p text:style-name="P3"><text:s text:c="4"/>let</text:p>
      <text:p text:style-name="P3"><text:s text:c="8"/>fun f () = Cons ([],fn () =&gt;</text:p>
      <text:p text:style-name="P3"><text:s text:c="25"/>interleave (lmap (fn xs =&gt; 0 :: xs) (f ()),</text:p>
      <text:p text:style-name="P3"><text:s text:c="37"/>lmap (fn xs =&gt; 1 :: xs) (f ())))</text:p>
      <text:p text:style-name="P3"><text:s text:c="4"/>in</text:p>
      <text:p text:style-name="P3"><text:s text:c="8"/>f ()</text:p>
      <text:p text:style-name="P3"><text:s text:c="4"/>end;</text:p>
      <text:p text:style-name="P3"/>
      <text:p text:style-name="P3">(* e *)</text:p>
      <text:p text:style-name="P3">fun lfilter _ Nil = Nil</text:p>
      <text:p text:style-name="P3"><text:s text:c="2"/>| lfilter p (Cons (x,xf)) =</text:p>
      <text:p text:style-name="P3"><text:s text:c="8"/>if p x</text:p>
      <text:p text:style-name="P3"><text:s text:c="12"/>then Cons (x,fn () =&gt; lfilter p (xf ()))</text:p>
      <text:p text:style-name="P3"><text:s text:c="12"/>else lfilter p (xf ());</text:p>
      <text:p text:style-name="P3"/>
      <text:p text:style-name="P3">val allBinPalindromeLists = lfilter (fn xs =&gt; xs = rev xs) allBinLists;</text:p>
      <text:h text:style-name="P6" text:outline-level="1">1998p1q5</text:h>
      <text:p text:style-name="P2">Lazy lists can be encoded as a pair of the head value and a function that yields the tail when given a unit value. <text:span text:style-name="T1">Reversing a finite lazy list will cause all of the elements of the list to be evaluated, so may have unusual complexity characteristics. Reversing an infinite lazy list will not terminate. Concatenating an infinite lazy list with another lazy list will result in the </text:span><text:soft-page-break/><text:span text:style-name="T1">infinite lazy list being returned.</text:span></text:p>
      <text:p text:style-name="P4">Mutable lists are encoded as a <text:span text:style-name="T2">pair of the head value and a reference to the rest of the list. Reversing a mutable list is similar to reversing an ordinary list, and has the same complexity characteristics. Mutable lists can also be reversed in-place. Concatenation is similar, and can be done in constant space in-place. However, mutable lists are difficult to reason about, since one name can refer to many different things.</text:span></text:p>
      <text:p text:style-name="P8">(* a *)</text:p>
      <text:p text:style-name="P8">fun odds [] = []</text:p>
      <text:p text:style-name="P8"><text:s text:c="2"/>| odds [x] = [x]</text:p>
      <text:p text:style-name="P8"><text:s text:c="2"/>| odds (x::y::xs) = x :: odds xs;</text:p>
      <text:p text:style-name="P8"/>
      <text:p text:style-name="P8">(* b *)</text:p>
      <text:p text:style-name="P8">datatype 'a lazyList = LNil | LCons of 'a * (unit -&gt; 'a lazyList);</text:p>
      <text:p text:style-name="P8">fun oddsl LNil = LNil</text:p>
      <text:p text:style-name="P8"><text:s text:c="2"/>| oddsl (LCons (x,xf)) =</text:p>
      <text:p text:style-name="P8"><text:s text:c="8"/>case xf () of</text:p>
      <text:p text:style-name="P8"><text:s text:c="12"/>LNil =&gt; LCons (x,fn () =&gt; LNil)</text:p>
      <text:p text:style-name="P8"><text:s text:c="10"/>| LCons (_,yf) =&gt; LCons (x,fn () =&gt; oddsl (yf ()));</text:p>
      <text:p text:style-name="P8"/>
      <text:p text:style-name="P8">(* c *)</text:p>
      <text:p text:style-name="P8">datatype 'a mutableList = MNil | MCons of 'a * 'a mutableList ref;</text:p>
      <text:p text:style-name="P8">fun oddsm MNil = ()</text:p>
      <text:p text:style-name="P8"><text:s text:c="2"/>| oddsm (MCons (x,xr)) =</text:p>
      <text:p text:style-name="P8"><text:s text:c="8"/>case !xr of</text:p>
      <text:p text:style-name="P8"><text:s text:c="12"/>MNil =&gt; xr := MNil</text:p>
      <text:p text:style-name="P8"><text:s text:c="10"/>| MCons (y,yr) =&gt; (oddsm (!yr); xr := !yr);</text:p>
      <text:h text:style-name="P7" text:outline-level="1">1994p1q6</text:h>
      <text:p text:style-name="P9">datatype A = Z | Cell of int ref * A ref * A ref;</text:p>
      <text:p text:style-name="P9"/>
      <text:p text:style-name="P9">fun mkrow 0 = Cell (ref 0,ref Z,ref Z)</text:p>
      <text:p text:style-name="P9"><text:s text:c="2"/>| mkrow n = Cell (ref 0,ref (mkrow (n - 1)),ref Z);</text:p>
      <text:p text:style-name="P9"/>
      <text:p text:style-name="P9">fun zip (Z,_) = Z</text:p>
      <text:p text:style-name="P9"><text:s text:c="2"/>| zip (xa,Z) = xa</text:p>
      <text:p text:style-name="P9"><text:s text:c="2"/>| zip (xa as Cell (xr,xrr,xur),ya as Cell (yr,yrr,yur)) = (</text:p>
      <text:p text:style-name="P9"><text:s text:c="8"/>xur := ya;</text:p>
      <text:p text:style-name="P9"><text:s text:c="8"/>xrr := zip (!xrr,!yrr);</text:p>
      <text:p text:style-name="P9"><text:s text:c="8"/>xa);</text:p>
      <text:p text:style-name="P9"/>
      <text:p text:style-name="P9">fun mkarr (0,n) = mkrow n</text:p>
      <text:p text:style-name="P9"><text:s text:c="2"/>| mkarr (m,n) = zip (mkrow n,mkarr (m - 1,n))</text:p>
      <text:p text:style-name="P9"/>
      <text:p text:style-name="P9">datatype dir = Right | Up;</text:p>
      <text:p text:style-name="P9"><text:soft-page-break/></text:p>
      <text:p text:style-name="P9">fun inc_path_cells Z _ = ()</text:p>
      <text:p text:style-name="P9"><text:s text:c="2"/>| inc_path_cells (Cell (xr,_,_)) [] = xr := !xr + 1</text:p>
      <text:p text:style-name="P9"><text:s text:c="2"/>| inc_path_cells (Cell (xr,xrr,xur)) (d::ds) = (</text:p>
      <text:p text:style-name="P9"><text:s text:c="8"/>xr := !xr + 1;</text:p>
      <text:p text:style-name="P9"><text:s text:c="8"/>case d of</text:p>
      <text:p text:style-name="P9"><text:s text:c="12"/>Right =&gt; inc_path_cells (!xrr) ds</text:p>
      <text:p text:style-name="P9"><text:s text:c="10"/>| Up =&gt; inc_path_cells (!xur) 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nifont1" svg:font-family="Unifont"/>
    <style:font-face style:name="DejaVu Sans Mono" svg:font-family="'DejaVu Sans Mono'" style:font-family-generic="modern" style:font-pitch="fixed"/>
    <style:font-face style:name="Unifont2" svg:font-family="Unifont" style:font-family-generic="modern" style:font-pitch="fixed"/>
    <style:font-face style:name="WenQuanYi Micro Hei Mono" svg:font-family="'WenQuanYi Micro Hei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Baekmuk Batang" svg:font-family="'Baekmuk Batang'"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Baekmuk Batang" style:font-size-asian="10.5pt" style:language-asian="ko" style:country-asian="KR" style:font-name-complex="Unifont"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Baekmuk Batang" style:font-size-asian="10.5pt" style:language-asian="ko" style:country-asian="KR"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Baekmuk Batang" style:font-family-asian="'Baekmuk Batang'"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Unifont1" style:font-family-complex="Unifon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Unifont1" style:font-family-complex="Unifont"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Unifont1" style:font-family-complex="Unifon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Unifont2" style:font-family-complex="Unifont"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4-11-02T14:27:32.873352020</meta:creation-date>
    <dc:date>2014-11-05T14:48:44.423445327</dc:date>
    <dc:creator>James </dc:creator>
    <meta:editing-duration>PT2H6M40S</meta:editing-duration>
    <meta:editing-cycles>4</meta:editing-cycles>
    <meta:generator>LibreOffice/4.2.7.2$Linux_X86_64 LibreOffice_project/420m0$Build-2</meta:generator>
    <meta:document-statistic meta:table-count="0" meta:image-count="0" meta:object-count="0" meta:page-count="3" meta:paragraph-count="73" meta:word-count="607" meta:character-count="3252" meta:non-whitespace-character-count="2358"/>
  </office:meta>
</office:document-meta>
</file>